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а(ов)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; 3; 4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2; 5; 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; 11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Полина Вяткина</dc:creator>
    <meta:creation-date>2022-07-26T06:42:39Z</meta:creation-date>
    <dc:date>2022-09-20T08:29:43Z</dc:date>
  </office:meta>
</office:document-meta>
</file>